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d737e"/>
    </style:style>
    <style:style style:name="P2" style:family="paragraph" style:parent-style-name="Standard">
      <style:text-properties officeooo:rsid="000ddbd8" officeooo:paragraph-rsid="000ddbd8"/>
    </style:style>
    <style:style style:name="P3" style:family="paragraph" style:parent-style-name="Standard">
      <style:text-properties officeooo:paragraph-rsid="000e2825"/>
    </style:style>
    <style:style style:name="P4" style:family="paragraph" style:parent-style-name="Standard">
      <style:text-properties officeooo:paragraph-rsid="000fa10a"/>
    </style:style>
    <style:style style:name="P5" style:family="paragraph" style:parent-style-name="Standard">
      <style:text-properties officeooo:rsid="0012e46c" officeooo:paragraph-rsid="0012e46c"/>
    </style:style>
    <style:style style:name="P6" style:family="paragraph" style:parent-style-name="Standard">
      <style:text-properties officeooo:rsid="0013bf2e" officeooo:paragraph-rsid="0013bf2e"/>
    </style:style>
    <style:style style:name="P7" style:family="paragraph" style:parent-style-name="Standard">
      <style:text-properties officeooo:paragraph-rsid="0014043d"/>
    </style:style>
    <style:style style:name="P8" style:family="paragraph" style:parent-style-name="Standard">
      <style:text-properties officeooo:paragraph-rsid="001c40d4"/>
    </style:style>
    <style:style style:name="P9" style:family="paragraph" style:parent-style-name="Standard">
      <style:text-properties fo:color="#000000" officeooo:paragraph-rsid="000e2825"/>
    </style:style>
    <style:style style:name="P10" style:family="paragraph" style:parent-style-name="Standard" style:list-style-name="L2">
      <style:text-properties officeooo:paragraph-rsid="001c40d4"/>
    </style:style>
    <style:style style:name="P11" style:family="paragraph" style:parent-style-name="Standard" style:list-style-name="L2">
      <style:text-properties officeooo:paragraph-rsid="001c6955"/>
    </style:style>
    <style:style style:name="P12" style:family="paragraph" style:parent-style-name="Standard" style:list-style-name="L2">
      <style:text-properties officeooo:paragraph-rsid="001e2e38"/>
    </style:style>
    <style:style style:name="P13" style:family="paragraph" style:parent-style-name="Standard" style:list-style-name="L2">
      <style:text-properties officeooo:paragraph-rsid="001eaed4"/>
    </style:style>
    <style:style style:name="T1" style:family="text">
      <style:text-properties officeooo:rsid="000d737e"/>
    </style:style>
    <style:style style:name="T2" style:family="text">
      <style:text-properties officeooo:rsid="000ddbd8"/>
    </style:style>
    <style:style style:name="T3" style:family="text">
      <style:text-properties officeooo:rsid="000e2825"/>
    </style:style>
    <style:style style:name="T4" style:family="text">
      <style:text-properties officeooo:rsid="000f414f"/>
    </style:style>
    <style:style style:name="T5" style:family="text">
      <style:text-properties officeooo:rsid="000fa10a"/>
    </style:style>
    <style:style style:name="T6" style:family="text">
      <style:text-properties officeooo:rsid="0012e46c"/>
    </style:style>
    <style:style style:name="T7" style:family="text">
      <style:text-properties officeooo:rsid="0013bf2e"/>
    </style:style>
    <style:style style:name="T8" style:family="text">
      <style:text-properties officeooo:rsid="0014043d"/>
    </style:style>
    <style:style style:name="T9" style:family="text">
      <style:text-properties officeooo:rsid="00146fc8"/>
    </style:style>
    <style:style style:name="T10" style:family="text">
      <style:text-properties officeooo:rsid="0015084c"/>
    </style:style>
    <style:style style:name="T11" style:family="text">
      <style:text-properties officeooo:rsid="0015331f"/>
    </style:style>
    <style:style style:name="T12" style:family="text">
      <style:text-properties officeooo:rsid="0017d066"/>
    </style:style>
    <style:style style:name="T13" style:family="text">
      <style:text-properties officeooo:rsid="00184466"/>
    </style:style>
    <style:style style:name="T14" style:family="text">
      <style:text-properties fo:color="#000000" officeooo:rsid="00184466"/>
    </style:style>
    <style:style style:name="T15" style:family="text">
      <style:text-properties fo:color="#000000" officeooo:rsid="001c40d4"/>
    </style:style>
    <style:style style:name="T16" style:family="text">
      <style:text-properties fo:color="#000000" fo:font-style="italic" style:font-style-asian="italic" style:font-style-complex="italic"/>
    </style:style>
    <style:style style:name="T17" style:family="text">
      <style:text-properties fo:color="#000000" fo:font-style="italic" officeooo:rsid="001c40d4" style:font-style-asian="italic" style:font-style-complex="italic"/>
    </style:style>
    <style:style style:name="T18" style:family="text">
      <style:text-properties fo:color="#000000" fo:font-style="italic" officeooo:rsid="001c6955" style:font-style-asian="italic" style:font-style-complex="italic"/>
    </style:style>
    <style:style style:name="T19" style:family="text">
      <style:text-properties fo:color="#000000" fo:font-style="italic" officeooo:rsid="001e2e38" style:font-style-asian="italic" style:font-style-complex="italic"/>
    </style:style>
    <style:style style:name="T20" style:family="text">
      <style:text-properties fo:color="#000000" fo:font-style="italic" officeooo:rsid="001eaed4" style:font-style-asian="italic" style:font-style-complex="italic"/>
    </style:style>
    <style:style style:name="T21" style:family="text">
      <style:text-properties fo:color="#000000" officeooo:rsid="001c6955"/>
    </style:style>
    <style:style style:name="T22" style:family="text">
      <style:text-properties fo:color="#000000" fo:font-style="normal" style:font-style-asian="normal" style:font-style-complex="normal"/>
    </style:style>
    <style:style style:name="T23" style:family="text">
      <style:text-properties fo:color="#000000" fo:font-style="normal" officeooo:rsid="001c6955" style:font-style-asian="normal" style:font-style-complex="normal"/>
    </style:style>
    <style:style style:name="T24" style:family="text">
      <style:text-properties fo:color="#000000" fo:font-style="normal" officeooo:rsid="001e2e38" style:font-style-asian="normal" style:font-style-complex="normal"/>
    </style:style>
    <style:style style:name="T25" style:family="text">
      <style:text-properties fo:color="#000000" fo:font-style="normal" officeooo:rsid="001eaed4" style:font-style-asian="normal" style:font-style-complex="normal"/>
    </style:style>
    <style:style style:name="T26" style:family="text">
      <style:text-properties officeooo:rsid="001c6955"/>
    </style:style>
    <style:style style:name="T27" style:family="text">
      <style:text-properties officeooo:rsid="001e2e38"/>
    </style:style>
    <style:style style:name="T28" style:family="text">
      <style:text-properties officeooo:rsid="001eae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tural Language Processing </text:span><text:span text:style-name="T2">(NLP) </text:span><text:span text:style-name="T1">is a type of Artificial Intelligence which allows computers to read, decipher and derive meaning from natural human languages </text:span><text:span text:style-name="T26">(Robots 2019)</text:span><text:span text:style-name="T1">. </text:span><text:span text:style-name="T2">Machine learning algorithms, using soft probabilistic decision making, allow computers to be able to perform </text:span><text:span text:style-name="T1">competent language translation nigh instantaneously as seen by Google Translate. Word processors, such as Microsoft Word are able to perform spelling and grammar checks (even accounting for slang and informal usage), as well as suggestions to improve prose. In recent years, digital assistants (such as Siri, Cortana, OK Google and Alexa) </text:span><text:span text:style-name="T2">have emerged, furthering the implementation of this technology in leaps and bounds. </text:span><text:span text:style-name="T9">Chatterbots, programs designed to engage in conversation, are the result of effective N</text:span><text:span text:style-name="T12">LP</text:span><text:span text:style-name="T9"> implementation and have become impressive tools for digital marketing and customer service in recent years </text:span><text:span text:style-name="T26">(Campbell 2017)</text:span><text:span text:style-name="T9">.</text:span></text:p>
      <text:p text:style-name="P2"/>
      <text:p text:style-name="P4"><text:span text:style-name="T8">While the feats of NLP technologies are impressive, they’re far from perfect yet. </text:span><text:span text:style-name="T4">Natural languages are difficult for computers to comprehend due to their inherent abstract nature </text:span><text:span text:style-name="T27">(Garbade 2018)</text:span><text:span text:style-name="T4">. In fact, the preceding sentence is a perfect example of a sentence in which a computer would struggle to interpret correctly (is it the language or the computer that is abstract?). </text:span><text:span text:style-name="T5">NLP applies algorithmic techniques to identify </text:span><text:span text:style-name="T6">words and </text:span><text:span text:style-name="T5">extract meaning based on these rules and word definitions. </text:span></text:p>
      <text:p text:style-name="P4"/>
      <text:p text:style-name="P4"><text:span text:style-name="T3">In order for computers to derive meaning from natural human languages, they need to be modelled by converting them into a mathematical framework </text:span><text:span text:style-name="T28">(Nigam 2019)</text:span><text:span text:style-name="T3">. N-Grams (the process of grouping nearby words together to foment representation) and machine learning algorithms such as recurrent neural net (RNN) models have fuelled the development of NLP and brought the technology to greater heights in recent decades </text:span><text:span text:style-name="T28">(Foote 2019)</text:span><text:span text:style-name="T3">. When it comes to NLP and machine learning, neural net</text:span><text:span text:style-name="T11">work</text:span><text:span text:style-name="T3"> models are considered cutting edge technology </text:span><text:span text:style-name="T28">(Foote 2019)</text:span><text:span text:style-name="T3">. </text:span></text:p>
      <text:p text:style-name="P4"/>
      <text:p text:style-name="P5">Apple’s Siri was an innovation <text:span text:style-name="T7">in NLP utilisation as the first major AI assistant, which stoked the flames of competition leading to renewed vigour in NLP development </text:span><text:span text:style-name="T28">(Foote 2019)</text:span><text:span text:style-name="T7">. </text:span><text:span text:style-name="T8">Since then, </text:span><text:span text:style-name="T9">voice-command based systems have gone from needing specific commands, to being able to interpret the needs of the user based on their questions </text:span><text:span text:style-name="T28">(Foote 2019)</text:span><text:span text:style-name="T9">. With sentiment analysis, chatterbots are able to even detect tone and </text:span><text:span text:style-name="T10">emotion</text:span><text:span text:style-name="T9"> by </text:span><text:span text:style-name="T10">complex linguistic analysis to varying degrees of success based on the approach </text:span><text:span text:style-name="T28">(MonkeyLearn 2020)</text:span><text:span text:style-name="T10">. Some chatterbots use machine learning algorithms to fine-tune their analysis, while others rely on stringently designed rules based on human linguistic study </text:span><text:span text:style-name="T28">(MonkeyLearn 2020)</text:span><text:span text:style-name="T10">. </text:span></text:p>
      <text:p text:style-name="P3"/>
      <text:p text:style-name="P6">With the advent of digital assistants and the development of NLP technology, the impact on modern society should not be understated. Ineffective communication on an international scale could be a thing of the past with idealised NLP technology. With on-the-fly translation and word processing to correct grammar and local slang; users from opposite sides of the globe would be able to engage in almost natural conversation despite not understanding a word of each other’s language<text:span text:style-name="T12">s</text:span>. <text:span text:style-name="T12">This could result in the obsolescence of careers in translation as a human could not hope to compete with a machine translating entire documents in mere seconds; or an application that translated live video conferencing as it happens. </text:span></text:p>
      <text:p text:style-name="P6"/>
      <text:p text:style-name="P7"><text:span text:style-name="T7">As NLP and chatterbots continue to advance, customer service positions could become obsolete as a human profession. </text:span><text:span text:style-name="T13">Chatterbots utilising NLP would be able to interact with users in a way that a human would, anticipating needs and making users feel comfortable with more natural responses compared to older attempts without NLP. Perfected chatterbots could deliver a personalised experienced for every single customer visiting a </text:span><text:soft-page-break/><text:span text:style-name="T13">business’ website without the cost of human sales assistants, </text:span><text:span text:style-name="T28">generating enormous savings</text:span><text:span text:style-name="T13">. This would also leave customers more satisfied with the experience as they do not have to email a business and wait for answers to any quick question they can </text:span><text:span text:style-name="T14">come up with — instead receiving instant answers and support with any difficulties they may be having. </text:span></text:p>
      <text:p text:style-name="P9"/>
      <text:p text:style-name="P8"><text:span text:style-name="T14">NLP and chatterbot technology could significantly impact retail workers and call-centre related jobs (when paired with natural human-sounding voices like modern digital assistants) if successfully developed further. </text:span></text:p>
      <text:p text:style-name="P8"><text:span text:style-name="T14"/></text:p>
      <text:list xml:id="list2104759414" text:style-name="L2">
        <text:list-item>
          <text:p text:style-name="P10"><text:span text:style-name="T15"><text:s/></text:span><text:span text:style-name="T21">Robots 2019, </text:span><text:span text:style-name="T17">‘</text:span><text:span text:style-name="T18">Natural Language Processing: What It Is and How It Works’ </text:span><text:span text:style-name="T15"><text:s/></text:span><text:a xlink:type="simple" xlink:href="https://robots.net/it/natural-language-processing/" text:style-name="Internet_20_link" text:visited-style-name="Visited_20_Internet_20_Link">https://robots.net/it/natural-language-processing/</text:a><text:span text:style-name="T15">. [Accessed 18 April 2020].\</text:span></text:p>
          <text:p text:style-name="P10"><text:span text:style-name="T15"/></text:p>
        </text:list-item>
        <text:list-item>
          <text:p text:style-name="P11"><text:span text:style-name="T21">Carah Campbell 2017, </text:span><text:span text:style-name="T18">‘Why Use Natural Language Processing for Customer Support Chatbots’ </text:span><text:a xlink:type="simple" xlink:href="https://masterofcode.com/blog/why-use-natural-language-processing" text:style-name="Internet_20_link" text:visited-style-name="Visited_20_Internet_20_Link">https://masterofcode.com/blog/why-use-natural-language-processing</text:a><text:span text:style-name="T23">. [Accessed 18 April 2020].</text:span></text:p>
          <text:p text:style-name="P11"><text:span text:style-name="T18"/></text:p>
        </text:list-item>
        <text:list-item>
          <text:p text:style-name="P12"><text:span text:style-name="T23">D</text:span><text:span text:style-name="T24">r. Michael J. Garbade 2018, </text:span><text:span text:style-name="T19">‘A Simple Introduction to Natural Language Processing’ </text:span><text:a xlink:type="simple" xlink:href="https://becominghuman.ai/a-simple-introduction-to-natural-language-processing-ea66a1747b32" text:style-name="Internet_20_link" text:visited-style-name="Visited_20_Internet_20_Link">https://becominghuman.ai/a-simple-introduction-to-natural-language-processing-ea66a1747b32</text:a><text:span text:style-name="T24"> [Accessed 18 April 2020]</text:span></text:p>
          <text:p text:style-name="P12"><text:span text:style-name="T24"/></text:p>
        </text:list-item>
        <text:list-item>
          <text:p text:style-name="P13"><text:span text:style-name="T24">V</text:span><text:span text:style-name="T25">ibhor Nigam 2019, </text:span><text:span text:style-name="T20">‘Natural Language Processing: From Basics to using RNN and LSTM’ </text:span><text:a xlink:type="simple" xlink:href="https://towardsdatascience.com/natural-language-processing-from-basics-to-using-rnn-and-lstm-ef6779e4ae66" text:style-name="Internet_20_link" text:visited-style-name="Visited_20_Internet_20_Link">https://towardsdatascience.com/natural-language-processing-from-basics-to-using-rnn-and-lstm-ef6779e4ae66</text:a><text:span text:style-name="T25"> [Accessed 18 April 2020]</text:span></text:p>
          <text:p text:style-name="P13"><text:span text:style-name="T25"/></text:p>
        </text:list-item>
        <text:list-item>
          <text:p text:style-name="P13"><text:span text:style-name="T25">Keith D. Foote 2019, </text:span><text:span text:style-name="T20">‘A Brief History of Natural Language Processing (NLP)’</text:span><text:span text:style-name="T25"> </text:span><text:a xlink:type="simple" xlink:href="https://www.dataversity.net/a-brief-history-of-natural-language-processing-nlp/" text:style-name="Internet_20_link" text:visited-style-name="Visited_20_Internet_20_Link">https://www.dataversity.net/a-brief-history-of-natural-language-processing-nlp/</text:a><text:span text:style-name="T25"> [Accessed 18 April 2020]</text:span></text:p>
          <text:p text:style-name="P13"><text:span text:style-name="T25"/></text:p>
        </text:list-item>
        <text:list-item>
          <text:p text:style-name="P13"><text:span text:style-name="T25">MonkeyLearn 2020, </text:span><text:span text:style-name="T20">‘Sentiment Analysis’</text:span><text:span text:style-name="T25"> </text:span><text:a xlink:type="simple" xlink:href="https://monkeylearn.com/sentiment-analysis/" text:style-name="Internet_20_link" text:visited-style-name="Visited_20_Internet_20_Link">https://monkeylearn.com/sentiment-analysis/</text:a><text:span text:style-name="T25"> [Accessed 18 April 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7T20:29:15.560000000</meta:creation-date>
    <dc:date>2020-04-18T22:14:20.811000000</dc:date>
    <meta:editing-duration>PT1H9M49S</meta:editing-duration>
    <meta:editing-cycles>10</meta:editing-cycles>
    <meta:generator>LibreOffice/6.4.2.2$Windows_X86_64 LibreOffice_project/4e471d8c02c9c90f512f7f9ead8875b57fcb1ec3</meta:generator>
    <meta:document-statistic meta:table-count="0" meta:image-count="0" meta:object-count="0" meta:page-count="2" meta:paragraph-count="13" meta:word-count="762" meta:character-count="5430" meta:non-whitespace-character-count="4678"/>
  </office:meta>
</office:document-meta>
</file>